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1be162"/>
    </style:style>
    <style:style style:name="P2" style:family="paragraph" style:parent-style-name="Table_20_Contents">
      <style:text-properties officeooo:paragraph-rsid="001ceea1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lue" text:name="DirectInHeaderField"/>
        <text:user-field-decl office:value-type="string" office:string-value="valueTable" text:name="Field.InTable"/>
      </text:user-field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officeooo:paragraph-rsid="001ceea1"/>
    </style:style>
    <style:style style:name="M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valueFrame" text:name="Field.InFrame"/>
          <text:user-field-decl office:value-type="string" office:string-value="value" text:name="DirectInHeaderField"/>
        </text:user-field-decls>
        <text:p text:style-name="Header"><draw:frame draw:style-name="Mfr1" draw:name="Frame1" text:anchor-type="char" svg:width="3.815cm" draw:z-index="0"><draw:text-box fo:min-height="1.277cm"><text:p text:style-name="MP1"><text:user-field-get text:name="Field.InFrame">valueFrame</text:user-field-get></text:p></draw:text-box></draw:frame></text:p>
        <text:p text:style-name="Header"><text:user-field-get text:name="DirectInHeaderField">value</text:user-field-ge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5-22T15:28:51.476000000</meta:creation-date>
    <dc:date>2019-05-30T09:47:12.011156795</dc:date>
    <meta:editing-duration>PT4M31S</meta:editing-duration>
    <meta:editing-cycles>6</meta:editing-cycles>
    <meta:generator>LibreOfficeDev/6.3.0.0.alpha1$Linux_X86_64 LibreOffice_project/386f5a43bbff8e4b13032a484cadaa6e3656ac54</meta:generator>
    <dc:creator>Miklos Vajna</dc:creator>
    <meta:document-statistic meta:table-count="0" meta:image-count="0" meta:object-count="0" meta:page-count="1" meta:paragraph-count="2" meta:word-count="2" meta:character-count="15" meta:non-whitespace-character-count="15"/>
  </office:meta>
</office:document-meta>
</file>